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Line_20_with_20_Fine_20_Dots" svg:stroke-width="0.051cm" svg:stroke-color="#000000" draw:fill="solid" draw:fill-color="#99ff99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Line_20_with_20_Fine_20_Dots" svg:stroke-width="0.051cm" svg:stroke-color="#000000" draw:fill="solid" draw:fill-color="#00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Line_20_with_20_Fine_20_Dots" svg:stroke-width="0.051cm" svg:stroke-color="#000000" draw:marker-end="Arrow" draw:fill="solid" draw:fill-color="#99ff9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stroke-dash="Line_20_with_20_Fine_20_Dots" svg:stroke-width="0.051cm" svg:stroke-color="#6666ff" draw:marker-end="Arrow" draw:fill="none" draw:fill-color="#ffffff" draw:textarea-horizontal-align="left" draw:auto-grow-height="true" draw:auto-grow-width="true" fo:min-height="1.006cm" fo:min-width="6.802cm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Line_20_with_20_Fine_20_Dots" svg:stroke-width="0.051cm" svg:stroke-color="#000000" draw:marker-end="Arrow" draw:fill="solid" draw:fill-color="#00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Line_20_with_20_Fine_20_Dots" svg:stroke-width="0.051cm" svg:stroke-color="#000000" draw:marker-end="Arrow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stroke-dash="Line_20_with_20_Fine_20_Dots" svg:stroke-width="0.051cm" svg:stroke-color="#000000" draw:marker-end="Arrow" draw:fill="none" draw:fill-color="#ffffff" draw:textarea-horizontal-align="left" draw:auto-grow-height="true" draw:auto-grow-width="true" fo:min-height="2.084cm" fo:min-width="6.633cm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Line_20_with_20_Fine_20_Dots" svg:stroke-width="0.102cm" svg:stroke-color="#b2b2b2" draw:marker-start-width="0.276cm" draw:marker-end="Arrowheads_20_1" draw:marker-end-width="0.276cm" draw:fill="solid" draw:fill-color="#99ff99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Line_20_with_20_Fine_20_Dots" svg:stroke-width="0.102cm" svg:stroke-color="#000000" draw:marker-start-width="0.276cm" draw:marker-end="Arrowheads_20_1" draw:marker-end-width="0.276cm" draw:fill="solid" draw:fill-color="#99ff99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b2b2b2" draw:marker-start-width="0.352cm" draw:marker-end="Arrowheads_20_1" draw:marker-end-width="0.352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051cm" svg:stroke-color="#00cc00" draw:marker-start-width="0.276cm" draw:marker-end="Arrowheads_20_1" draw:marker-end-width="0.276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000000" draw:fill="solid" draw:fill-color="#ff99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5.288cm"/>
    </style:style>
    <style:style style:name="gr16" style:family="graphic" style:parent-style-name="objectwithoutfill">
      <style:graphic-properties svg:stroke-width="0.051cm" svg:stroke-color="#00cc00" draw:marker-start-width="0.276cm" draw:marker-end="Arrowheads_20_1" draw:marker-end-width="0.376cm" draw:fill="none" draw:fill-color="#6666ff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3.5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6.43cm"/>
    </style:style>
    <style:style style:name="gr19" style:family="graphic" style:parent-style-name="standard">
      <style:graphic-properties svg:stroke-color="#000000" draw:fill="solid" draw:fill-color="#6666ff" draw:textarea-horizontal-align="justify" draw:textarea-vertical-align="middle" draw:auto-grow-height="false"/>
    </style:style>
    <style:style style:name="gr20" style:family="graphic" style:parent-style-name="standard">
      <style:graphic-properties svg:stroke-width="0.051cm" svg:stroke-color="#000000" draw:marker-start-width="0.276cm" draw:marker-end="Arrowheads_20_1" draw:marker-end-width="0.276cm" draw:fill="solid" draw:fill-color="#6666ff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svg:stroke-color="#000000" draw:marker-start-width="0.276cm" draw:marker-end-width="0.276cm" draw:fill="solid" draw:fill-color="#6666ff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23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24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25" style:family="graphic" style:parent-style-name="standard">
      <style:graphic-properties svg:stroke-color="#ff6600" draw:fill="solid" draw:fill-color="#ff6600" draw:textarea-horizontal-align="justify" draw:textarea-vertical-align="middle" draw:auto-grow-height="false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7" style:family="graphic" style:parent-style-name="standard">
      <style:graphic-properties svg:stroke-color="#000000" draw:fill="solid" draw:fill-color="#66ffff" draw:textarea-horizontal-align="justify" draw:textarea-vertical-align="middle" draw:auto-grow-height="false"/>
    </style:style>
    <style:style style:name="gr28" style:family="graphic" style:parent-style-name="standard">
      <style:graphic-properties svg:stroke-width="0.051cm" svg:stroke-color="#000000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000000" draw:marker-start-width="0.276cm" draw:marker-end="Arrowheads_20_3" draw:marker-end-width="0.276cm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color="#000000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659cm"/>
    </style:style>
    <style:style style:name="gr33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.6999998092651pt"/>
    </style:style>
    <style:style style:name="P4" style:family="paragraph">
      <style:text-properties fo:color="#0066ff" fo:font-size="13.6999998092651pt"/>
    </style:style>
    <style:style style:name="P5" style:family="paragraph">
      <style:text-properties fo:color="#0066ff"/>
    </style:style>
    <style:style style:name="P6" style:family="paragraph">
      <style:text-properties fo:font-size="13.6999998092651pt"/>
    </style:style>
    <style:style style:name="T1" style:family="text">
      <style:text-properties fo:color="#0066ff"/>
    </style:style>
    <style:style style:name="T2" style:family="text">
      <style:text-properties fo:color="#000000"/>
    </style:style>
    <style:style style:name="T3" style:family="text">
      <style:text-properties fo:color="#009900"/>
    </style:style>
    <style:style style:name="T4" style:family="text">
      <style:text-properties fo:color="#ff3333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ff990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ff950e"/>
    </style:style>
    <style:style style:name="T10" style:family="text">
      <style:text-properties fo:font-size="13.6999998092651pt"/>
    </style:style>
    <style:style style:name="T11" style:family="text">
      <style:text-properties fo:color="#0066ff" fo:font-size="13.6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gularJS with JavaEE (7)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his example app demonstrates how AngularJS (1.2.9) can be used together with JavaEE (7) using JPA2 to provide the data used by AngularJS.</text:p>
            <text:list text:style-name="L1">
              <text:list-item>
                <text:list>
                  <text:list-header>
                    <text:p/>
                  </text:list-header>
                  <text:list-item>
                    <text:p>You can get the example source code from here:</text:p>
                    <text:list>
                      <text:list-header>
                        <text:p><text:a xlink:href="https://github.com/Ethereal666/ajeer" xlink:type="simple">https://github.com/Ethereal666/ajeer</text:a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ngularJS with JavaEE (7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DO: Pros/c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JS with JavaEE (7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are detailed instructions within each project on how to get things rolling.</text:p>
              </text:list-item>
              <text:list-item>
                <text:p>See:</text:p>
                <text:list>
                  <text:list-item>
                    <text:p><text:span text:style-name="T1">Angular/doc/</text:span></text:p>
                  </text:list-item>
                  <text:list-item>
                    <text:p><text:span text:style-name="T1">JavaEERest/doc/</text:span></text:p>
                  </text:list-item>
                  <text:list-item>
                    <text:p><text:span text:style-name="T1">JPA2/doc/</text:span></text:p>
                  </text:list-item>
                </text:list>
              </text:list-item>
              <text:list-item>
                <text:p><text:span text:style-name="T2">Personally In making this I have used Ubuntu 13.10 (Linux) + Oracle Java 1.7 + Eclipse (Kepler) + DerbyDB + Maven 3.x</text:span></text:p>
                <text:list>
                  <text:list-item>
                    <text:p><text:span text:style-name="T2">you should be able to get everything working with other platforms also</text:span></text:p>
                    <text:list>
                      <text:list-item>
                        <text:p><text:span text:style-name="T2">On Windows you should find installers for about everything, so it should be rather easy to setup the dev - environment</text:span></text:p>
                      </text:list-item>
                      <text:list-item>
                        <text:p><text:span text:style-name="T2">On MAC and other Linuxes you should be able to follow about the same instruc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JS with JavaEE (7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pplication is divided into three (3) parts</text:p>
                <text:list>
                  <text:list-item>
                    <text:p>1: Angular (View / AngularJS)</text:p>
                  </text:list-item>
                  <text:list-item>
                    <text:p>2: REST (Controller / JavaEE, JAXB, JAX-RS)</text:p>
                  </text:list-item>
                  <text:list-item>
                    <text:p>3: JPA2 (Model / JPA with BeanValidation)</text:p>
                  </text:list-item>
                  <text:list-item>
                    <text:p>The example app can be used as a base to start working with this technique stack (in JavaEE way, no Spring here)</text:p>
                  </text:list-item>
                </text:list>
              </text:list-item>
              <text:list-item>
                <text:p>If you are lazy reader (documentation in the internet), you should be able to start experimenting right away even without getting into details yet. The code is rather heavily commented.</text:p>
                <text:list>
                  <text:list-item>
                    <text:p>Or course, first you must have the development environment set up</text:p>
                  </text:list-item>
                  <text:list-item>
                    <text:p>Read the files in <text:span text:style-name="T1">&lt;project&gt;/doc/</text:span><text:span text:style-name="T3"> </text:span><text:span text:style-name="T2">on how to do th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 building and (Java) testing is done with Maven 3.x</text:span></text:p>
                <text:list>
                  <text:list-item>
                    <text:p><text:span text:style-name="T2">In </text:span><text:span text:style-name="T1">&lt;project&gt;/pom.xml</text:span><text:span text:style-name="T3"> </text:span><text:span text:style-name="T2">there are instructions for Maven on what it is supposed to do'</text:span></text:p>
                  </text:list-item>
                  <text:list-item>
                    <text:p><text:span text:style-name="T2">In JPA2 project, there is an example Arquillian test (Java) how to test container managed stuff</text:span></text:p>
                  </text:list-item>
                  <text:list-item>
                    <text:p><text:span text:style-name="T2">To build any of the projects, execute (command line)</text:span></text:p>
                    <text:list>
                      <text:list-item>
                        <text:p><text:span text:style-name="T2">mvn clean install (runs Java tests also)</text:span></text:p>
                        <text:list>
                          <text:list-item>
                            <text:p><text:span text:style-name="T2">Run with: mvn clean install -DskipTests (to skip tests)</text:span></text:p>
                          </text:list-item>
                        </text:list>
                      </text:list-item>
                      <text:list-item>
                        <text:p><text:span text:style-name="T2">On build errors, check the log and see what it says</text:span></text:p>
                        <text:list>
                          <text:list-item>
                            <text:p><text:span text:style-name="T2">Two things that you most often run into:</text:span></text:p>
                            <text:list>
                              <text:list-item>
                                <text:p><text:span text:style-name="T2">No DB connection: Have the DB running</text:span></text:p>
                              </text:list-item>
                              <text:list-item>
                                <text:p><text:span text:style-name="T2">Port occupied: Close the container (GlassFish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4">Do not upgrade the dependency version numbers in pom.xml unless you know it will help you to resolve a bu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2">On some rare occasions a repository Maven (source code) depends on may be down and Maven will not find a required library. In this unfortunate event you may need to wait for a while and try again later.</text:span></text:p>
                      </text:list-item>
                      <text:list-item>
                        <text:p><text:span text:style-name="T2">If the problem persists</text:span></text:p>
                        <text:list>
                          <text:list-item>
                            <text:p><text:span text:style-name="T2">Check if the repository location or the artifact has been changed (google: “maven dependecy &lt;artifactId&gt;”)</text:span></text:p>
                          </text:list-item>
                          <text:list-item>
                            <text:p><text:span text:style-name="T2">Compare with the data in </text:span><text:span text:style-name="T1">pom.xml</text:span></text:p>
                          </text:list-item>
                        </text:list>
                      </text:list-item>
                      <text:list-item>
                        <text:p><text:span text:style-name="T4">Do not upgrade the dependency version numbers in pom.xml unless you know it will help you to resolve a bu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gularJS has good tutorials available in the net</text:p>
                <text:list>
                  <text:list-item>
                    <text:p>To start with: <text:a xlink:href="http://docs.angularjs.org/tutorial" xlink:type="simple">http://docs.angularjs.org/tutorial</text:a></text:p>
                    <text:list>
                      <text:list-item>
                        <text:p>More links at the end</text:p>
                      </text:list-item>
                    </text:list>
                  </text:list-item>
                </text:list>
              </text:list-item>
              <text:list-item>
                <text:p>In the provided example (<text:span text:style-name="T3">Angular </text:span><text:span text:style-name="T2">- project</text:span>) there will be only handful of AngularJS features used, but enough that you should be able to see how to use the framework</text:p>
              </text:list-item>
              <text:list-item>
                <text:p>In order to actually use AngularJS you need to have a backend providing json data (as well as consuming i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ngular-project structure in the example (roughly)</text:p>
                <text:list>
                  <text:list-item>
                    <text:p>see <text:span text:style-name="T1">Angular/doc/instructions.txt</text:span> for more info</text:p>
                  </text:list-item>
                  <text:list-item>
                    <text:p><text:span text:style-name="T1">/Angular/src/main/webapp/app/</text:span></text:p>
                    <text:list>
                      <text:list-item>
                        <text:p>All the stuff you want to involve the Angular with</text:p>
                      </text:list-item>
                    </text:list>
                  </text:list-item>
                  <text:list-item>
                    <text:p><text:span text:style-name="T1">/Angular/src/main/webapp/app/js/</text:span></text:p>
                    <text:list>
                      <text:list-item>
                        <text:p>The actual AngularJS JavaScript stuff</text:p>
                      </text:list-item>
                      <text:list-item>
                        <text:p><text:span text:style-name="T1">…</text:span><text:span text:style-name="T1">/controllers/</text:span></text:p>
                        <text:list>
                          <text:list-item>
                            <text:p>The scripts per (sub)page, handling actions done in them</text:p>
                          </text:list-item>
                        </text:list>
                      </text:list-item>
                      <text:list-item>
                        <text:p><text:span text:style-name="T1">…</text:span><text:span text:style-name="T1">/directives/</text:span></text:p>
                        <text:list>
                          <text:list-item>
                            <text:p>If you want to add custom functionality that affects the page rendering, put the instructions here</text:p>
                          </text:list-item>
                        </text:list>
                      </text:list-item>
                      <text:list-item>
                        <text:p><text:span text:style-name="T1">…</text:span><text:span text:style-name="T1">/services/</text:span></text:p>
                        <text:list>
                          <text:list-item>
                            <text:p>Functionality common to different controllers can be put here</text:p>
                          </text:list-item>
                        </text:list>
                      </text:list-item>
                      <text:list-item>
                        <text:p><text:s/><text:span text:style-name="T1">.../app.js</text:span></text:p>
                        <text:list>
                          <text:list-item>
                            <text:p>This file will function as the navigation controller. It will parse the url and select what to render based on the url parts it fin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gul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“native” way to provide JSON data for AngularJS could be to use NoSQL (No Structured Query Language) database and NodeJS to access it</text:p>
                <text:list>
                  <text:list-item>
                    <text:p>This way you do not have to care about how to have JSON (JavaScipt Object Notation) as the data is stored “as is” in NoSQL DB</text:p>
                  </text:list-item>
                </text:list>
              </text:list-item>
              <text:list-item>
                <text:p>For those who are used to Strong typed language like Java, may find it unpleasant to use weak typed languages (like NodeJS) and databases with “no structure” (NoSQL)</text:p>
                <text:p><text:span text:style-name="T5">“</text:span><text:span text:style-name="T5">NodeJS is natural spaghetti” (personal opinnion, don't get stuck with it :)</text:span></text:p>
                <text:p><text:span text:style-name="T5">Not saying NodeJS is bad, just that it may be a bit difficult for larger / Enterprise apps =&gt; This way you can have an option since AngularJS itself is pretty dec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aBases &amp; JS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you <text:span text:style-name="T6">can not</text:span> (e.g. legacy DB) or do not want to use NoSQL database, you can have the JavaEE backend convert the data (almost) automatically to and from JSON</text:p>
                <text:list>
                  <text:list-item>
                    <text:p>e.g. NoSQL: MongoDB &amp; Couch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Data<text:span text:style-name="T7">B</text:span>a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JPA (Java Persistent API) to map POJO (Plain Old Java Object) with almost any database simply by annotating the POJOs</text:p>
                <text:list>
                  <text:list-item>
                    <text:p><text:span text:style-name="T3">@entity</text:span></text:p>
                  </text:list-item>
                  <text:list-item>
                    <text:p>Of course connection information is needed to provide somewhere, but it is not complicated at the end</text:p>
                    <text:list>
                      <text:list-item>
                        <text:p>At least when you have instructions (see <text:span text:style-name="T1">JPA2/doc/</text:span>)</text:p>
                      </text:list-item>
                    </text:list>
                  </text:list-item>
                  <text:list-item>
                    <text:p>You should be able to map the entities with the NoSQL databases also (this example is not included for now =&gt; used DerbyD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other kind of annotation is needed to instruct the entities to be converted into XML/JSON</text:p>
                <text:list>
                  <text:list-item>
                    <text:p><text:span text:style-name="T2">JAXB: </text:span><text:span text:style-name="T3">@XmlRootElement</text:span></text:p>
                  </text:list-item>
                </text:list>
              </text:list-item>
              <text:list-item>
                <text:p>The POJO annotated with <text:span text:style-name="T3">@XmlRootElement</text:span> can be converted into xml when sent and back to POJO again when receive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other kind of annotation is needed to instruct the entities to be converted into XML/JSON</text:p>
                <text:list>
                  <text:list-item>
                    <text:p><text:span text:style-name="T2">JAXB: </text:span><text:span text:style-name="T3">@XmlRootElement</text:span></text:p>
                  </text:list-item>
                </text:list>
              </text:list-item>
              <text:list-item>
                <text:p>The POJO annotated with <text:span text:style-name="T3">@XmlRootElement</text:span> can be converted into xml when sent and back to POJO again when received</text:p>
              </text:list-item>
              <text:list-item>
                <text:p><text:span text:style-name="T2">You can annotate the same POJO with both the </text:span><text:span text:style-name="T3">@Entity</text:span><text:span text:style-name="T2"> and the </text:span><text:span text:style-name="T3">@XMLRootElement</text:span><text:span text:style-name="T2"> annotations (two types of annotation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y default the conversion is done to xml. To change this, you need to have the following instructions in <text:span text:style-name="T3">web.xml</text:span> (in the project providing the REST API =&gt; REpresentational State Transfer APplication Interfac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.xm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&lt;servlet&gt;</text:p>
            <text:p><text:s text:c="4"/>&lt;servlet-name&gt;Jersey REST Service&lt;/servlet-name&gt;</text:p>
            <text:p><text:s text:c="4"/>&lt;servlet-class&gt;<text:span text:style-name="T4">org.glassfish.jersey.servlet.ServletContainer</text:span>&lt;/servlet-class&gt;</text:p>
            <text:p><text:s text:c="4"/>&lt;init-param&gt;</text:p>
            <text:p><text:s text:c="6"/>&lt;param-name&gt;jersey.config.server.provider.packages&lt;/param-name&gt;</text:p>
            <text:p><text:s text:c="6"/>&lt;param-value&gt;com.example.rest&lt;/param-value&gt;</text:p>
            <text:p><text:s text:c="4"/>&lt;/init-param&gt;</text:p>
            <text:p><text:s text:c="4"/>&lt;init-param&gt;</text:p>
            <text:p><text:s text:c="6"/><text:span text:style-name="T3">&lt;param-name&gt;org.glassfish.jersey.api.json.POJOMappingFeature&lt;/param-name&gt;</text:span></text:p>
            <text:p><text:span text:style-name="T3"><text:s text:c="6"/></text:span><text:span text:style-name="T3">&lt;param-value&gt;true&lt;/param-value&gt;</text:span></text:p>
            <text:p><text:s text:c="4"/>&lt;/init-param&gt;</text:p>
            <text:p><text:s text:c="4"/>&lt;load-on-startup&gt;1&lt;/load-on-startup&gt;</text:p>
            <text:p><text:s text:c="2"/>&lt;/servlet&gt;</text:p>
            <text:p><text:s text:c="2"/>&lt;servlet-mapping&gt;</text:p>
            <text:p><text:s text:c="4"/>&lt;servlet-name&gt;Jersey REST Service&lt;/servlet-name&gt;</text:p>
            <text:p><text:s text:c="4"/>&lt;url-pattern&gt;/rest/*&lt;/url-pattern&gt;</text:p>
            <text:p><text:s text:c="2"/>&lt;/servlet-mapping&gt;</text:p>
            <text:list text:style-name="L2">
              <text:list-header>
                <text:p/>
              </text:list-header>
              <text:list-item>
                <text:p><text:span text:style-name="T4">Note: The parameter must be “org.glassfish.jersey.*”, NOT “com.sun.jersey.*” when you use GlassFish</text:span></text:p>
              </text:list-item>
              <text:list-item>
                <text:p><text:span text:style-name="T3">Note: This will instruct that the data returned by REST methods is converted into JS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REST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ally you need three (3) more annotations in the class providing the actual REST API</text:p>
              </text:list-item>
              <text:list-item>
                <text:p><text:span text:style-name="T3">@Path("/phonebook")</text:span></text:p>
                <text:list>
                  <text:list-item>
                    <text:p>For the class</text:p>
                  </text:list-item>
                  <text:list-item>
                    <text:p>Tells that request pointing to this application sub url will be processed by this class</text:p>
                    <text:list>
                      <text:list-item>
                        <text:p>e.g. http://localhost:8080/jeer/<text:span text:style-name="T3">phonebook</text:span></text:p>
                      </text:list-item>
                    </text:list>
                  </text:list-item>
                </text:list>
              </text:list-item>
              <text:list-item>
                <text:p><text:span text:style-name="T3">@GET</text:span> <text:span text:style-name="T8">(get data)</text:span> / <text:span text:style-name="T3">@POST</text:span> <text:span text:style-name="T8">(create data) </text:span>/ <text:span text:style-name="T3">@DELETE</text:span> <text:span text:style-name="T8">(delete data)</text:span> / <text:span text:style-name="T3">@PUT</text:span> <text:span text:style-name="T8">(update data)</text:span></text:p>
                <text:list>
                  <text:list-item>
                    <text:p>For individual methods in the REST class handling the requests</text:p>
                  </text:list-item>
                  <text:list-item>
                    <text:p>Tells for what request type the method will respond to</text:p>
                  </text:list-item>
                </text:list>
              </text:list-item>
              <text:list-item>
                <text:p><text:span text:style-name="T6">continues on next p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REST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@Produces(MediaType.APPLICATION_JSON)</text:span></text:p>
                <text:list>
                  <text:list-item>
                    <text:p>For individual methods in the same class handling the requests</text:p>
                  </text:list-item>
                  <text:list-item>
                    <text:p>Tells that the response generated will be converted to JSON (<text:span text:style-name="T4">will not work without the web.xml stuff</text:span>)</text:p>
                  </text:list-item>
                  <text:list-item>
                    <text:p>The methods return value must be a POJO annotated with <text:span text:style-name="T3">@XmlRootElement</text:span></text:p>
                  </text:list-item>
                </text:list>
              </text:list-item>
              <text:list-item>
                <text:p><text:span text:style-name="T6">continues on next p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 REST &amp; 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@Consumes(MediaType.APPLICATION_JSON)</text:span></text:p>
                <text:list>
                  <text:list-item>
                    <text:p>For individual methods in the same class handling the requests</text:p>
                  </text:list-item>
                  <text:list-item>
                    <text:p>Tells that the method will accept JSON content</text:p>
                  </text:list-item>
                  <text:list-item>
                    <text:p>The methods parameter value must be a POJO annotated with <text:span text:style-name="T3">@XmlRootElement</text:span></text:p>
                  </text:list-item>
                  <text:list-item>
                    <text:p><text:span text:style-name="T4">It is mandatory to have the same structure with the incoming JSON as it was generated for outgoing object or the mapping of parameters will not succeed</text:span></text:p>
                    <text:list>
                      <text:list-item>
                        <text:p><text:span text:style-name="T6">Tip: Have a REST method to return (for UI) an empty/default instance of each entity-object used as a parameter. This way the UI developer can check what kind of model to use with AngularJS</text:span></text:p>
                      </text:list-item>
                      <text:list-item>
                        <text:p><text:span text:style-name="T2">See:</text:span><text:span text:style-name="T9"> </text:span><text:span text:style-name="T1">JavaEERest/src/main/java/com/example/rest/PersonRest.getPerson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Rest &amp; 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explore/study the content, you need to view the contents of these project in parallel</text:p>
              </text:list-item>
              <text:list-item>
                <text:p>You do not have to understand the JPA part (yet). You can leave that later</text:p>
              </text:list-item>
              <text:list-item>
                <text:p>There are comments for all annotations used and what they do (at least once)</text:p>
              </text:list-item>
              <text:list-item>
                <text:p>Also API doc can be generated from the Java source files (e.g. in Eclipse: <text:span text:style-name="T6">Project &gt; Generate JavaDoc</text:span>)</text:p>
                <text:list>
                  <text:list-item>
                    <text:p>Reading the API docs may provide a cleaner overview of the Java classes to start wi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Rest &amp; Angul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work with the example project, introduce some Angular for your self first so that you know what part does what!</text:p>
                <text:list>
                  <text:list-item>
                    <text:p>Read the <text:span text:style-name="T1">Angular/doc</text:span><text:span text:style-name="T3"> </text:span><text:span text:style-name="T2">files</text:span>, there ain't that much text to start with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2" draw:text-style-name="P3" xml:id="id7" draw:id="id7" draw:layer="layout" svg:width="12.539cm" svg:height="2.215cm" svg:x="8.803cm" svg:y="0.947cm">
          <text:p text:style-name="P2"><text:span text:style-name="T10">“</text:span><text:span text:style-name="T10">index.html”</text:span></text:p>
          <text:p text:style-name="P2"><text:span text:style-name="T10">(phonebook.html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10.668cm" svg:height="2.31cm" svg:x="9.739cm" svg:y="5.184cm">
          <text:p text:style-name="P2"><text:span text:style-name="T10">Navigaton controller</text:span></text:p>
          <text:p text:style-name="P2"><text:span text:style-name="T10">(app.js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7.861cm" svg:height="1.925cm" svg:x="4.311cm" svg:y="10.095cm">
          <text:p text:style-name="P2"><text:span text:style-name="T10">main.htm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7.861cm" svg:height="1.925cm" svg:x="17.973cm" svg:y="10.095cm">
          <text:p text:style-name="P2"><text:span text:style-name="T10">details.html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7.352cm" svg:height="1.393cm" svg:x="15.28cm" svg:y="7.728cm">
          <draw:text-box>
            <text:p><text:span text:style-name="T11">Select sub-view</text:span></text:p>
            <text:p><text:span text:style-name="T11"><text:s text:c="3"/></text:span><text:span text:style-name="T11">based on url</text:span></text:p>
          </draw:text-box>
        </draw:frame>
        <draw:custom-shape draw:style-name="gr6" draw:text-style-name="P3" xml:id="id3" draw:id="id3" draw:layer="layout" svg:width="8.61cm" svg:height="2.118cm" svg:x="3.937cm" svg:y="14.042cm">
          <text:p text:style-name="P2"><text:span text:style-name="T10">Controller for the</text:span></text:p>
          <text:p text:style-name="P2"><text:span text:style-name="T10">main.html</text:span></text:p>
          <text:p text:style-name="P2"><text:span text:style-name="T10">(MainController.js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8.984cm" svg:height="2.118cm" svg:x="17.412cm" svg:y="14.042cm">
          <text:p text:style-name="P2"><text:span text:style-name="T10">Controller for the</text:span></text:p>
          <text:p text:style-name="P2"><text:span text:style-name="T10">details.html</text:span></text:p>
          <text:p text:style-name="P2"><text:span text:style-name="T10">(DetailsController.js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" draw:id="id8" draw:layer="layout" svg:width="12.914cm" svg:height="2.996cm" svg:x="8.511cm" svg:y="17.112cm">
          <text:p text:style-name="P2"><text:span text:style-name="T10">Services to provide common</text:span></text:p>
          <text:p text:style-name="P2"><text:span text:style-name="T10">Functionality</text:span></text:p>
          <text:p text:style-name="P2"><text:span text:style-name="T10">(RestServices.js</text:span></text:p>
          <text:p text:style-name="P2"><text:span text:style-name="T10">&amp;</text:span></text:p>
          <text:p text:style-name="P2"><text:span text:style-name="T10">SharePersonDataService.js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7.673cm" svg:height="3.081cm" svg:x="1.504cm" svg:y="5.184cm">
          <text:p text:style-name="P2"><text:span text:style-name="T10">Directives to</text:span></text:p>
          <text:p text:style-name="P2"><text:span text:style-name="T10">render</text:span></text:p>
          <text:p text:style-name="P2"><text:span text:style-name="T10">re-usable</text:span></text:p>
          <text:p text:style-name="P2"><text:span text:style-name="T10">Components</text:span></text:p>
          <text:p text:style-name="P2"><text:span text:style-name="T10">(AddDirectives.js)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7.183cm" svg:height="2.485cm" svg:x="21.543cm" svg:y="0.874cm">
          <draw:text-box>
            <text:p><text:span text:style-name="T11">Include all the</text:span></text:p>
            <text:p><text:span text:style-name="T11">scripts here.</text:span></text:p>
            <text:p><text:span text:style-name="T11">This is the</text:span></text:p>
            <text:p><text:span text:style-name="T11">Source for SPA</text:span></text:p>
          </draw:text-box>
        </draw:frame>
        <draw:connector draw:style-name="gr9" draw:text-style-name="P2" draw:layer="layout" svg:x1="4.311cm" svg:y1="11.057cm" svg:x2="5.34cm" svg:y2="8.265cm" draw:start-shape="id1" draw:start-glue-point="3" draw:end-shape="id2" draw:end-glue-point="2" svg:d="m4311 11057h-527v-1878h1556v-914" svg:viewBox="0 0 1557 2793">
          <text:p/>
        </draw:connector>
        <draw:connector draw:style-name="gr10" draw:text-style-name="P2" draw:layer="layout" svg:x1="8.241cm" svg:y1="12.02cm" svg:x2="8.242cm" svg:y2="14.042cm" draw:start-shape="id1" draw:start-glue-point="2" draw:end-shape="id3" svg:d="m8241 12020v1011h1v1011" svg:viewBox="0 0 2 2023">
          <text:p/>
        </draw:connector>
        <draw:connector draw:style-name="gr10" draw:text-style-name="P2" draw:layer="layout" svg:x1="21.903cm" svg:y1="12.02cm" svg:x2="21.904cm" svg:y2="14.042cm" draw:start-shape="id4" draw:start-glue-point="2" draw:end-shape="id5" draw:end-glue-point="0" svg:d="m21903 12020v1011h1v1011" svg:viewBox="0 0 2 2023">
          <text:p/>
        </draw:connector>
        <draw:connector draw:style-name="gr10" draw:text-style-name="P2" draw:layer="layout" svg:x1="15.073cm" svg:y1="7.494cm" svg:x2="12.172cm" svg:y2="11.057cm" draw:start-shape="id6" draw:start-glue-point="2" draw:end-shape="id1" draw:end-glue-point="1" svg:d="m15073 7494v3563h-2901" svg:viewBox="0 0 2902 3564">
          <text:p/>
        </draw:connector>
        <draw:connector draw:style-name="gr10" draw:text-style-name="P2" draw:layer="layout" svg:x1="15.072cm" svg:y1="3.162cm" svg:x2="15.073cm" svg:y2="5.184cm" draw:start-shape="id7" draw:end-shape="id6" svg:d="m15072 3162v1011h1v1011" svg:viewBox="0 0 2 2023">
          <text:p/>
        </draw:connector>
        <draw:connector draw:style-name="gr10" draw:text-style-name="P2" draw:layer="layout" svg:x1="12.547cm" svg:y1="15.101cm" svg:x2="14.968cm" svg:y2="17.112cm" draw:start-shape="id3" draw:start-glue-point="1" draw:end-shape="id8" svg:d="m12547 15101h2421v2011" svg:viewBox="0 0 2422 2012">
          <text:p/>
        </draw:connector>
        <draw:connector draw:style-name="gr10" draw:text-style-name="P2" draw:layer="layout" svg:x1="17.412cm" svg:y1="15.101cm" svg:x2="14.968cm" svg:y2="17.112cm" draw:start-shape="id5" draw:start-glue-point="3" draw:end-shape="id8" svg:d="m17412 15101h-2444v2011" svg:viewBox="0 0 2445 2012">
          <text:p/>
        </draw:connector>
        <draw:connector draw:style-name="gr11" draw:text-style-name="P2" draw:layer="layout" svg:x1="21.903cm" svg:y1="10.095cm" svg:x2="5.34cm" svg:y2="8.265cm" draw:start-shape="id4" draw:start-glue-point="0" draw:end-shape="id2" svg:d="m21903 10095v-916h-16563v-914" svg:viewBox="0 0 16564 1831">
          <text:p/>
        </draw:connector>
        <draw:connector draw:style-name="gr10" draw:text-style-name="P2" draw:layer="layout" svg:x1="15.073cm" svg:y1="7.494cm" svg:x2="17.973cm" svg:y2="11.057cm" draw:start-shape="id6" draw:start-glue-point="2" draw:end-shape="id4" draw:end-glue-point="3" svg:d="m15073 7494v3563h2900" svg:viewBox="0 0 2901 3564">
          <text:p/>
        </draw:connector>
        <draw:connector draw:style-name="gr12" draw:text-style-name="P2" draw:layer="layout" svg:x1="21.425cm" svg:y1="18.61cm" svg:x2="26.348cm" svg:y2="18.604cm" draw:start-shape="id8" draw:start-glue-point="1" svg:d="m21425 18610h2725v-6h2198" svg:viewBox="0 0 4924 7">
          <text:p/>
        </draw:connector>
        <draw:frame draw:style-name="gr13" draw:text-style-name="P5" draw:layer="layout" svg:width="4.435cm" svg:height="1.673cm" svg:x="21.844cm" svg:y="16.764cm">
          <draw:text-box>
            <text:p><text:span text:style-name="T1">HTTP request</text:span></text:p>
            <text:p><text:span text:style-name="T1">to REST</text:span></text:p>
          </draw:text-box>
        </draw:frame>
        <presentation:notes draw:style-name="dp2">
          <draw:page-thumbnail draw:style-name="gr1" draw:layer="layout" svg:width="7.873cm" svg:height="11.136cm" svg:x="6.563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EERest &amp; Angul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fter getting the basics of the AngularJS, you can jump into the JavaEERest</text:p>
              </text:list-item>
              <text:list-item>
                <text:p>Note that the idea of the backend is just to provide REST API for the AngularJS. Basically you could do it with any language</text:p>
                <text:list>
                  <text:list-item>
                    <text:p>With this example it is Java (E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14" draw:text-style-name="P3" xml:id="id9" draw:id="id9" draw:layer="layout" svg:width="13.102cm" svg:height="2.599cm" svg:x="12.398cm" svg:y="2.137cm">
          <text:p text:style-name="P2"><text:span text:style-name="T10">REST API for handling</text:span></text:p>
          <text:p text:style-name="P2"><text:span text:style-name="T10">bulk data for persons</text:span></text:p>
          <text:p text:style-name="P2"><text:span text:style-name="T10">(PhonebookRest.java)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5.788cm" svg:height="0.797cm" svg:x="2.225cm" svg:y="1.27cm">
          <draw:text-box>
            <text:p><text:span text:style-name="T11">http://localhost:8080/jeer/rest/phonebook</text:span></text:p>
          </draw:text-box>
        </draw:frame>
        <draw:line draw:style-name="gr16" draw:text-style-name="P2" draw:layer="layout" svg:x1="2.225cm" svg:y1="2.137cm" svg:x2="12.585cm" svg:y2="2.137cm">
          <text:p/>
        </draw:line>
        <draw:custom-shape draw:style-name="gr14" draw:text-style-name="P3" xml:id="id11" draw:id="id11" draw:layer="layout" svg:width="13.102cm" svg:height="2.599cm" svg:x="12.464cm" svg:y="7.721cm">
          <text:p text:style-name="P2"><text:span text:style-name="T10">REST API for modifying</text:span></text:p>
          <text:p text:style-name="P2"><text:span text:style-name="T10">and getting data of a</text:span></text:p>
          <text:p text:style-name="P2"><text:span text:style-name="T10">single person</text:span></text:p>
          <text:p text:style-name="P2"><text:span text:style-name="T10">(PersonRest.java)</text:span></text:p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14.028cm" svg:height="0.797cm" svg:x="2.292cm" svg:y="6.854cm">
          <draw:text-box>
            <text:p><text:span text:style-name="T11">http://localhost:8080/jeer/rest/person</text:span></text:p>
          </draw:text-box>
        </draw:frame>
        <draw:line draw:style-name="gr16" draw:text-style-name="P2" draw:layer="layout" svg:x1="2.358cm" svg:y1="7.721cm" svg:x2="12.652cm" svg:y2="7.721cm">
          <text:p/>
        </draw:line>
        <draw:custom-shape draw:style-name="gr14" draw:text-style-name="P3" xml:id="id12" draw:id="id12" draw:layer="layout" svg:width="13.102cm" svg:height="2.599cm" svg:x="12.516cm" svg:y="13.472cm">
          <text:p text:style-name="P2"><text:span text:style-name="T10">REST API for for handling</text:span></text:p>
          <text:p text:style-name="P2"><text:span text:style-name="T10">request per single</text:span></text:p>
          <text:p text:style-name="P2"><text:span text:style-name="T10">phone number</text:span></text:p>
          <text:p text:style-name="P2"><text:span text:style-name="T10">(PhoneNumberRest.java)</text:span></text:p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6.93cm" svg:height="0.797cm" svg:x="2.343cm" svg:y="12.605cm">
          <draw:text-box>
            <text:p><text:span text:style-name="T11">http://localhost:8080/jeer/rest/phonenumber</text:span></text:p>
          </draw:text-box>
        </draw:frame>
        <draw:line draw:style-name="gr16" draw:text-style-name="P2" draw:layer="layout" svg:x1="2.409cm" svg:y1="13.472cm" svg:x2="12.703cm" svg:y2="13.472cm">
          <text:p/>
        </draw:line>
        <draw:custom-shape draw:style-name="gr19" draw:text-style-name="P3" xml:id="id10" draw:id="id10" draw:layer="layout" svg:width="11.46cm" svg:height="2.888cm" svg:x="13.478cm" svg:y="17.446cm">
          <text:p text:style-name="P2"><text:span text:style-name="T10">Service(s) providing</text:span></text:p>
          <text:p text:style-name="P2"><text:span text:style-name="T10">the database operations</text:span></text:p>
          <text:p text:style-name="P2"><text:span text:style-name="T10">(PhoneBookService.java)</text:span>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25.5cm" svg:y1="3.436cm" svg:x2="24.938cm" svg:y2="18.89cm" draw:start-shape="id9" draw:start-glue-point="1" draw:end-shape="id10" svg:d="m25500 3436h501v15454h-1063" svg:viewBox="0 0 1064 15455">
          <text:p/>
        </draw:connector>
        <draw:connector draw:style-name="gr21" draw:text-style-name="P2" draw:layer="layout" svg:x1="25.566cm" svg:y1="9.02cm" svg:x2="24.938cm" svg:y2="18.89cm" draw:start-shape="id11" draw:start-glue-point="1" draw:end-shape="id10" draw:end-glue-point="1" svg:d="m25566 9020h501v9870h-1129" svg:viewBox="0 0 1130 9871">
          <text:p/>
        </draw:connector>
        <draw:connector draw:style-name="gr21" draw:text-style-name="P2" draw:layer="layout" svg:x1="25.618cm" svg:y1="14.771cm" svg:x2="24.938cm" svg:y2="18.89cm" draw:start-shape="id12" draw:end-shape="id10" draw:end-glue-point="1" svg:d="m25618 14771h501v4119h-1181" svg:viewBox="0 0 1182 4120">
          <text:p/>
        </draw:connector>
        <draw:custom-shape draw:style-name="gr22" draw:text-style-name="P3" xml:id="id13" draw:id="id13" draw:layer="layout" svg:width="8.984cm" svg:height="2.118cm" svg:x="2.478cm" svg:y="13.979cm">
          <text:p text:style-name="P2"><text:span text:style-name="T10">Always response with</text:span></text:p>
          <text:p text:style-name="P2"><text:span text:style-name="T10">Response object</text:span></text:p>
          <text:p text:style-name="P2"><text:span text:style-name="T10">(Response.java)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8.984cm" svg:height="2.118cm" svg:x="2.291cm" svg:y="2.618cm">
          <text:p text:style-name="P2"><text:span text:style-name="T10">Always response with</text:span></text:p>
          <text:p text:style-name="P2"><text:span text:style-name="T10">Response object</text:span></text:p>
          <text:p text:style-name="P2"><text:span text:style-name="T10">(Response.java)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8.984cm" svg:height="2.118cm" svg:x="2.478cm" svg:y="8.203cm">
          <text:p text:style-name="P2"><text:span text:style-name="T10">Always response with</text:span></text:p>
          <text:p text:style-name="P2"><text:span text:style-name="T10">Response object</text:span></text:p>
          <text:p text:style-name="P2"><text:span text:style-name="T10">(Response.java)</text:span>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19.067cm" svg:y1="16.071cm" svg:x2="6.97cm" svg:y2="16.097cm" draw:start-shape="id12" draw:end-shape="id13" draw:end-glue-point="2" svg:d="m19067 16071v527h-12097v-501" svg:viewBox="0 0 12098 528">
          <text:p/>
        </draw:connector>
        <draw:connector draw:style-name="gr20" draw:text-style-name="P2" draw:layer="layout" svg:x1="2.478cm" svg:y1="9.184cm" svg:x2="1.571cm" svg:y2="9.205cm" svg:d="m2478 9184h-453v21h-454" svg:viewBox="0 0 908 22">
          <text:p/>
        </draw:connector>
        <draw:connector draw:style-name="gr20" draw:text-style-name="P2" draw:layer="layout" svg:x1="19.242cm" svg:y1="4.736cm" svg:x2="7.145cm" svg:y2="4.762cm" svg:d="m19242 4736v527h-12097v-501" svg:viewBox="0 0 12098 528">
          <text:p/>
        </draw:connector>
        <draw:connector draw:style-name="gr20" draw:text-style-name="P2" draw:layer="layout" svg:x1="19.083cm" svg:y1="10.32cm" svg:x2="6.986cm" svg:y2="10.346cm" svg:d="m19083 10320v527h-12097v-501" svg:viewBox="0 0 12098 528">
          <text:p/>
        </draw:connector>
        <draw:connector draw:style-name="gr20" draw:text-style-name="P2" draw:layer="layout" svg:x1="2.291cm" svg:y1="3.556cm" svg:x2="1.384cm" svg:y2="3.577cm" svg:d="m2291 3556h-453v21h-454" svg:viewBox="0 0 908 22">
          <text:p/>
        </draw:connector>
        <draw:connector draw:style-name="gr20" draw:text-style-name="P2" draw:layer="layout" draw:line-skew="0.006cm" svg:x1="2.478cm" svg:y1="14.965cm" svg:x2="1.571cm" svg:y2="14.986cm" svg:d="m2478 14965h-447v21h-460" svg:viewBox="0 0 908 22">
          <text:p/>
        </draw:connector>
        <presentation:notes draw:style-name="dp2">
          <draw:page-thumbnail draw:style-name="gr1" draw:layer="layout" svg:width="7.873cm" svg:height="11.136cm" svg:x="6.563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PA (Java Persistent API) maps POJOs with the database</text:p>
              </text:list-item>
              <text:list-item>
                <text:p>An entity represents a row in database as a POJO</text:p>
                <text:list>
                  <text:list-item>
                    <text:p>One entity can refer to several other entities and vice versa</text:p>
                  </text:list-item>
                </text:list>
              </text:list-item>
              <text:list-item>
                <text:p>EntityManager(s) are responsible for caching and searching the (entity/database) data you ne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you create your own database, annotating new entities is pretty easy</text:p>
              </text:list-item>
              <text:list-item>
                <text:p>When you use an existing database, it is more complicated</text:p>
                <text:list>
                  <text:list-item>
                    <text:p>Start learning by creating something of your own fi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container managed environment the container can take care of the transactions (CMT = Container Managed Transactions)</text:p>
                <text:list>
                  <text:list-item>
                    <text:p>You control this by providing yet more annotations</text:p>
                  </text:list-item>
                </text:list>
              </text:list-item>
              <text:list-item>
                <text:p>Without the container or using Bean Managed Transactions (BMT), you need to manage transactions your self (start / stop)</text:p>
                <text:list>
                  <text:list-item>
                    <text:p>Requires a bit more coding, but ain't that difficult in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will access/find the data in DB always via EntityManager:</text:p>
                <text:list>
                  <text:list-item>
                    <text:p>'find' entity by id</text:p>
                    <text:list>
                      <text:list-item>
                        <text:p>Then, if needed, access the other entities they refer to</text:p>
                      </text:list-item>
                    </text:list>
                  </text:list-item>
                  <text:list-item>
                    <text:p>JPQL (Java Persistent Query Language)</text:p>
                    <text:list>
                      <text:list-item>
                        <text:p>Almost same as 'SQL', but in object oriented way (still Strings)</text:p>
                      </text:list-item>
                    </text:list>
                  </text:list-item>
                  <text:list-item>
                    <text:p>Criteria API</text:p>
                    <text:list>
                      <text:list-item>
                        <text:p>Pure object oriented way (basically no Strings at all are needed =&gt; use the metamodel)</text:p>
                        <text:list>
                          <text:list-item>
                            <text:p>TODO: Example on how to use</text:p>
                          </text:list-item>
                          <text:list-item>
                            <text:p><text:span text:style-name="T1">JPA/pom.xml</text:span> contains the required information to create the metamodel class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style-name="gr23" draw:text-style-name="P3" draw:layer="layout" svg:width="6.55cm" svg:height="1.829cm" svg:x="16.823cm" svg:y="16.982cm">
          <text:p text:style-name="P2"><text:span text:style-name="T10"/></text:p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custom-shape draw:style-name="gr24" draw:text-style-name="P2" xml:id="id19" draw:id="id19" draw:layer="layout" svg:width="6.55cm" svg:height="0.77cm" svg:x="16.823cm" svg:y="1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6.55cm" svg:height="0.482cm" svg:x="16.823cm" svg:y="18.3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xml:id="id14" draw:id="id14" draw:layer="layout" svg:width="16.51cm" svg:height="3.369cm" svg:x="5.588cm" svg:y="1.962cm">
          <text:p text:style-name="P2"><text:span text:style-name="T10">PhoneBookServiceImpl.java</text:span></text:p>
          <text:p text:style-name="P2"><text:span text:style-name="T10">&lt;&lt;service implementation&gt;&gt;</text:span></text:p>
          <text:p text:style-name="P2"><text:span text:style-name="T10">(Uses the EntityManager)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xml:id="id15" draw:id="id15" draw:layer="layout" svg:width="9.398cm" svg:height="2.54cm" svg:x="9.144cm" svg:y="7.112cm">
          <text:p text:style-name="P2"><text:span text:style-name="T10">PhoneBookService</text:span></text:p>
          <text:p text:style-name="P2"><text:span text:style-name="T10">&lt;&lt;interface&gt;&gt;</text:span>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svg:x1="13.843cm" svg:y1="5.331cm" svg:x2="13.843cm" svg:y2="7.112cm" draw:start-shape="id14" draw:end-shape="id15" draw:end-glue-point="0" svg:d="m13843 5331v1781" svg:viewBox="0 0 1 1782">
          <text:p/>
        </draw:connector>
        <draw:custom-shape draw:style-name="gr26" draw:text-style-name="P3" xml:id="id16" draw:id="id16" draw:layer="layout" svg:width="9.545cm" svg:height="2.021cm" svg:x="5.407cm" svg:y="11.59cm">
          <text:p text:style-name="P2"><text:span text:style-name="T10">Person.java</text:span></text:p>
          <text:p text:style-name="P2"><text:span text:style-name="T10">&lt;&lt;Entity&gt;&gt;</text:span></text:p>
          <text:p text:style-name="P2"><text:span text:style-name="T10">(Can be converted to JSON)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xml:id="id17" draw:id="id17" draw:layer="layout" svg:width="9.545cm" svg:height="2.021cm" svg:x="5.407cm" svg:y="14.671cm">
          <text:p text:style-name="P2"><text:span text:style-name="T10">PhoneNumber.java</text:span></text:p>
          <text:p text:style-name="P2"><text:span text:style-name="T10">&lt;&lt;Entity&gt;&gt;</text:span></text:p>
          <text:p text:style-name="P2"><text:span text:style-name="T10">(Can be converted to JSON)</text:span></text:p>
          <draw:enhanced-geometry svg:viewBox="0 0 21600 21600" draw:type="rectangle" draw:enhanced-path="M 0 0 L 21600 0 21600 21600 0 21600 0 0 Z N"/>
        </draw:custom-shape>
        <draw:connector draw:style-name="gr29" draw:text-style-name="P2" draw:layer="layout" svg:x1="10.179cm" svg:y1="13.611cm" svg:x2="10.179cm" svg:y2="14.671cm" draw:start-shape="id16" draw:end-shape="id17" svg:d="m10179 13611v1060" svg:viewBox="0 0 1 1061">
          <text:p/>
        </draw:connector>
        <draw:connector draw:style-name="gr30" draw:text-style-name="P2" draw:layer="layout" svg:x1="22.098cm" svg:y1="3.646cm" svg:x2="14.952cm" svg:y2="12.6cm" draw:start-shape="id14" draw:start-glue-point="1" draw:end-shape="id16" svg:d="m22098 3646h501v8954h-7647" svg:viewBox="0 0 7648 8955">
          <text:p/>
        </draw:connector>
        <draw:connector draw:style-name="gr30" draw:text-style-name="P2" draw:layer="layout" svg:x1="22.098cm" svg:y1="3.646cm" svg:x2="14.952cm" svg:y2="15.681cm" draw:start-shape="id14" draw:start-glue-point="1" draw:end-shape="id17" draw:end-glue-point="1" svg:d="m22098 3646h501v12035h-7647" svg:viewBox="0 0 7648 12036">
          <text:p/>
        </draw:connector>
        <draw:custom-shape draw:style-name="gr24" draw:text-style-name="P2" xml:id="id18" draw:id="id18" draw:layer="layout" svg:width="6.55cm" svg:height="0.77cm" svg:x="16.823cm" svg:y="16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2" xml:id="id21" draw:id="id21" draw:layer="layout" svg:x1="16.823cm" svg:y1="16.982cm" svg:x2="16.823cm" svg:y2="18.811cm" draw:start-shape="id18" draw:start-glue-point="6" draw:end-shape="id19" svg:d="m16823 16982h-501v1829h501" svg:viewBox="0 0 502 1830">
          <text:p/>
        </draw:connector>
        <draw:connector draw:style-name="gr31" draw:text-style-name="P2" draw:layer="layout" svg:x1="23.373cm" svg:y1="16.982cm" svg:x2="23.373cm" svg:y2="18.811cm" draw:start-shape="id18" draw:start-glue-point="10" draw:end-shape="id19" draw:end-glue-point="10" svg:d="m23373 16982h502v1829h-502" svg:viewBox="0 0 503 1830">
          <text:p/>
        </draw:connector>
        <draw:frame draw:style-name="gr32" draw:text-style-name="P6" draw:layer="layout" svg:width="1.171cm" svg:height="0.797cm" svg:x="19.558cm" svg:y="17.78cm">
          <draw:text-box>
            <text:p><text:span text:style-name="T10">DB</text:span></text:p>
          </draw:text-box>
        </draw:frame>
        <draw:connector draw:style-name="gr33" draw:text-style-name="P2" draw:layer="layout" svg:x1="16.306cm" svg:y1="17.907cm" svg:x2="16.322cm" svg:y2="17.896cm" draw:start-shape="id20" draw:start-glue-point="10" draw:end-shape="id21" draw:end-glue-point="0" svg:d="m16306 17907h9v-11h7" svg:viewBox="0 0 17 12">
          <text:p/>
        </draw:connector>
        <draw:custom-shape draw:style-name="gr27" draw:text-style-name="P2" xml:id="id20" draw:id="id20" draw:layer="layout" svg:width="5.588cm" svg:height="1.778cm" svg:x="10.718cm" svg:y="17.018cm">
          <text:p text:style-name="P2">EnityManager</text:p>
          <text:p text:style-name="P2">&amp; Cac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" draw:layer="layout" svg:x1="5.588cm" svg:y1="3.646cm" svg:x2="10.718cm" svg:y2="17.907cm" draw:start-shape="id14" draw:end-shape="id20" draw:end-glue-point="6" svg:d="m5588 3646h-501v14261h5631" svg:viewBox="0 0 5632 14262">
          <text:p/>
        </draw:connector>
        <presentation:notes draw:style-name="dp2">
          <draw:page-thumbnail draw:style-name="gr1" draw:layer="layout" svg:width="7.873cm" svg:height="11.136cm" svg:x="6.563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 Learn Angular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is probably the best to start with the official tutorial</text:p>
                <text:list>
                  <text:list-item>
                    <text:p><text:a xlink:href="http://docs.angularjs.org/tutorial" xlink:type="simple">http://docs.angularjs.org/tutorial</text:a></text:p>
                  </text:list-item>
                  <text:list-item>
                    <text:p>Easiest way may be starting with video tutorial(s)</text:p>
                  </text:list-item>
                </text:list>
              </text:list-item>
              <text:list-item>
                <text:p>To get better idea of the concept and different parts of AngularJS, you could read first</text:p>
                <text:list>
                  <text:list-item>
                    <text:p><text:a xlink:href="http://docs.angularjs.org/guide/concepts" xlink:type="simple">http://docs.angularjs.org/guide/concepts</text:a></text:p>
                    <text:list>
                      <text:list-item>
                        <text:p><text:a xlink:href="http://docs.angularjs.org/guide/bootstrap" xlink:type="simple">http://docs.angularjs.org/guide/bootstrap</text:a></text:p>
                      </text:list-item>
                      <text:list-item>
                        <text:p><text:a xlink:href="http://docs.angularjs.org/api/ngRoute/provider/$routeProvider" xlink:type="simple">http://docs.angularjs.org/api/ngRoute/provider/$routeProvider</text:a> </text:p>
                        <text:list>
                          <text:list-item>
                            <text:p>For example, see Angular project file <text:span text:style-name="T3">Angular/src/main/webapp/app/js/app.js</text:span></text:p>
                          </text:list-item>
                        </text:list>
                      </text:list-item>
                      <text:list-item>
                        <text:p><text:a xlink:href="http://docs.angularjs.org/guide/controller" xlink:type="simple">http://docs.angularjs.org/guide/controller</text:a></text:p>
                      </text:list-item>
                      <text:list-item>
                        <text:p><text:a xlink:href="http://docs.angularjs.org/guide/dev_guide.services.understanding_services" xlink:type="simple">http://docs.angularjs.org/guide/dev_guide.services.understanding_services</text:a></text:p>
                      </text:list-item>
                      <text:list-item>
                        <text:p><text:a xlink:href="http://docs.angularjs.org/guide/directive" xlink:type="simple">http://docs.angularjs.org/guide/directive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 learn JavaEE involved<text:line-break/>(JAXB, JAX-RS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AXB</text:p>
                <text:list>
                  <text:list-item>
                    <text:p><text:a xlink:href="http://www.oracle.com/technetwork/articles/javase/index-140168.html" xlink:type="simple">http://www.oracle.com/technetwork/articles/javase/index-140168.html</text:a></text:p>
                  </text:list-item>
                  <text:list-item>
                    <text:p><text:a xlink:href="https://jaxb.java.net/nonav/2.2.3/docs/api/javax/xml/bind/annotation/XmlRootElement.html" xlink:type="simple">https://jaxb.java.net/nonav/2.2.3/docs/api/javax/xml/bind/annotation/XmlRootElement.html</text:a></text:p>
                  </text:list-item>
                </text:list>
              </text:list-item>
              <text:list-item>
                <text:p>JAX-RS</text:p>
                <text:list>
                  <text:list-item>
                    <text:p><text:a xlink:href="http://docs.oracle.com/javaee/6/tutorial/doc/giepu.html" xlink:type="simple">http://docs.oracle.com/javaee/6/tutorial/doc/giepu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 learn JP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oracle.com/technetwork/java/javaee/tech/persistence-jsp-140049.html" xlink:type="simple">http://www.oracle.com/technetwork/java/javaee/tech/persistence-jsp-140049.html</text:a></text:p>
              </text:list-item>
              <text:list-item>
                <text:p><text:a xlink:href="https://www.eclipse.org/eclipselink/jpa.php" xlink:type="simple">https://www.eclipse.org/eclipselink/jpa.php</text:a></text:p>
              </text:list-item>
              <text:list-item>
                <text:p><text:a xlink:href="http://www.ibm.com/developerworks/java/library/j-typesafejpa/" xlink:type="simple">http://www.ibm.com/developerworks/java/library/j-typesafejpa/</text:a></text:p>
                <text:list>
                  <text:list-item>
                    <text:p>Note: The Criteria API may be difficult to understand first, but you will need at some point. You may need to read a bit about generics first to understand it better:</text:p>
                    <text:list>
                      <text:list-item>
                        <text:p><text:a xlink:href="http://docs.oracle.com/javase/tutorial/java/generics/" xlink:type="simple">http://docs.oracle.com/javase/tutorial/java/generics/</text:a></text:p>
                      </text:list-item>
                    </text:list>
                  </text:list-item>
                  <text:list-item>
                    <text:p><text:span text:style-name="T6">It's not mandatory to know Criteria API to start with JPA, don't let it scare you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3000 6000" svg:d="m1500 0 1500 3000-1500 3000-1500-3000zm0 447-1276 2553 1276 2553 1276-2553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14:41:01.224642474</meta:creation-date>
    <dc:date>2014-02-27T15:37:15.364430706</dc:date>
    <meta:editing-duration>PT13H50M21S</meta:editing-duration>
    <meta:editing-cycles>418</meta:editing-cycles>
    <meta:generator>LibreOffice/4.1.3.2$Linux_X86_64 LibreOffice_project/410m0$Build-2</meta:generator>
    <meta:document-statistic meta:object-count="200"/>
  </office:meta>
</office:document-meta>
</file>